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-linejoin="round" svg:stroke-linecap="butt" draw:textarea-horizontal-align="justify" draw:textarea-vertical-align="middle" draw:auto-grow-height="false"/>
    </style:style>
    <style:style style:name="gr3" style:family="graphic" style:parent-style-name="standard">
      <style:graphic-properties svg:stroke-color="#579d1c" draw:fill="solid" draw:fill-color="#00cc33" draw:textarea-horizontal-align="justify" draw:textarea-vertical-align="middle" draw:auto-grow-height="false"/>
    </style:style>
    <style:style style:name="gr4" style:family="graphic" style:parent-style-name="objectwithoutfill">
      <style:graphic-properties draw:stroke="soli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6cm" svg:y="8.4cm" presentation:class="title" presentation:user-transformed="true">
          <draw:text-box>
            <text:p>VES/VTK/KIW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custom-shape draw:style-name="gr2" draw:text-style-name="P1" draw:layer="layout" svg:width="11.6cm" svg:height="2.6cm" svg:x="8.4cm" svg:y="3.4cm">
          <text:p text:style-name="P1">Mobile Visualization App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.8cm" svg:x="8.6cm" svg:y="6.4cm">
          <text:p text:style-name="P1">Kiwi iO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.8cm" svg:x="14.4cm" svg:y="6.4cm">
          <text:p text:style-name="P1">Kiwi Android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8.8cm" svg:x2="27cm" svg:y2="8.6cm">
          <text:p/>
        </draw:line>
        <draw:custom-shape draw:style-name="gr3" draw:text-style-name="P1" draw:layer="layout" svg:width="12cm" svg:height="1.8cm" svg:x="8.4cm" svg:y="9.2cm">
          <text:p text:style-name="P1">Kiw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cm" svg:height="4.2cm" svg:x="8.8cm" svg:y="11.4cm">
          <text:p text:style-name="P1">VT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.8cm" svg:x="14.8cm" svg:y="11.6cm">
          <text:p text:style-name="P1">V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.8cm" svg:x="14.8cm" svg:y="13.8cm">
          <text:p text:style-name="P1">Open GL </text:p>
          <text:p text:style-name="P1">ES 2.0</text:p>
          <draw:enhanced-geometry svg:viewBox="0 0 21600 21600" draw:type="rectangle" draw:enhanced-path="M 0 0 L 21600 0 21600 21600 0 21600 0 0 Z N"/>
        </draw:custom-shape>
        <draw:frame draw:style-name="gr6" draw:layer="layout" svg:width="1.662cm" svg:height="0.962cm" svg:x="21cm" svg:y="6.4cm">
          <draw:text-box>
            <text:p>java</text:p>
          </draw:text-box>
        </draw:frame>
        <draw:frame draw:style-name="gr6" draw:layer="layout" svg:width="3.673cm" svg:height="0.962cm" svg:x="4.2cm" svg:y="6.638cm">
          <draw:text-box>
            <text:p>Objective-c</text:p>
          </draw:text-box>
        </draw:frame>
        <draw:frame draw:style-name="gr6" draw:layer="layout" svg:width="4.625cm" svg:height="1.673cm" svg:x="3cm" svg:y="11.8cm">
          <draw:text-box>
            <text:p>Cross platform</text:p>
            <text:p>C++ libraries</text:p>
          </draw:text-box>
        </draw:frame>
        <draw:frame draw:style-name="gr6" draw:layer="layout" svg:width="5.036cm" svg:height="0.962cm" svg:x="21.4cm" svg:y="16.8cm">
          <draw:text-box>
            <text:p>Vendor supplied</text:p>
          </draw:text-box>
        </draw:frame>
        <draw:line draw:style-name="gr7" draw:text-style-name="P1" draw:layer="layout" svg:x1="21.4cm" svg:y1="16.8cm" svg:x2="20.6cm" svg:y2="1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6-15T17:27:04.057658977</meta:creation-date>
    <dc:date>2015-06-15T19:12:01.246157269</dc:date>
    <dc:creator>exopole </dc:creator>
    <meta:editing-duration>PT1H39M23S</meta:editing-duration>
    <meta:editing-cycles>2</meta:editing-cycles>
    <meta:generator>LibreOffice/4.2.8.2$Linux_X86_64 LibreOffice_project/420m0$Build-2</meta:generator>
    <meta:document-statistic meta:object-count="42"/>
  </office:meta>
</office:document-meta>
</file>